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 New" svg:font-family="'Angsana New'"/>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35in" style:page-number="auto"/>
      <style:text-properties fo:font-size="7.65000009536743pt" style:font-size-asian="7.65000009536743pt" style:font-size-complex="7.6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965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71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902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35in" style:type="right"/>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0"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1" style:family="paragraph" style:parent-style-name="Body_20_text_20__28_2_29_" style:master-page-name="">
      <style:paragraph-properties fo:margin-left="0.1528in" fo:margin-right="0in" fo:margin-top="0in" fo:margin-bottom="0in" loext:contextual-spacing="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665in" style:auto-text-indent="false" style:page-number="auto"/>
    </style:style>
    <style:style style:name="P13"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7"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indent="0.1945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indent="0.1945in" style:auto-text-indent="false" style:page-number="auto">
        <style:tab-stops>
          <style:tab-stop style:position="0.6335in"/>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278in" style:auto-text-indent="false" style:page-number="auto"/>
    </style:style>
    <style:style style:name="P21" style:family="paragraph" style:parent-style-name="Heading_20__23_1" style:master-page-name="PageStyle0">
      <style:paragraph-properties fo:margin-left="0.0972in" fo:margin-right="0in" fo:margin-top="0in" fo:margin-bottom="0in" loext:contextual-spacing="false" fo:line-height="0.1665in" fo:keep-together="always" fo:text-indent="0in" style:auto-text-indent="false" style:page-number="1" fo:keep-with-next="always"/>
    </style:style>
    <style:style style:name="P22" style:family="paragraph" style:parent-style-name="Body_20_text_20__28_2_29_" style:list-style-name="L1" style:master-page-name="">
      <style:paragraph-properties fo:margin-left="0in" fo:margin-right="0in" fo:margin-top="0in" fo:margin-bottom="0in" loext:contextual-spacing="false" fo:text-indent="0in" style:auto-text-indent="false" style:page-number="auto" fo:break-after="page">
        <style:tab-stops>
          <style:tab-stop style:position="0.2598in"/>
        </style:tab-stops>
      </style:paragraph-properties>
    </style:style>
    <style:style style:name="P23" style:family="paragraph" style:parent-style-name="Body_20_text_20__28_2_29_" style:master-page-name="PageStyle1">
      <style:paragraph-properties fo:margin-left="0.1945in" fo:margin-right="0in" fo:margin-top="0in" fo:margin-bottom="0in" loext:contextual-spacing="false" fo:text-indent="-0.1945in" style:auto-text-indent="false" style:page-number="3"/>
    </style:style>
    <style:style style:name="P24"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5"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26" style:family="paragraph" style:parent-style-name="Body_20_text_20__28_2_29_" style:list-style-name="L3" style:master-page-name="">
      <style:paragraph-properties fo:margin-left="0.2083in" fo:margin-right="0in" fo:margin-top="0in" fo:margin-bottom="0in" loext:contextual-spacing="false" fo:text-indent="-0.2083in" style:auto-text-indent="false" style:page-number="auto">
        <style:tab-stops>
          <style:tab-stop style:position="-0.0516in"/>
        </style:tab-stops>
      </style:paragraph-properties>
    </style:style>
    <style:style style:name="P27" style:family="paragraph" style:parent-style-name="Body_20_text_20__28_2_29_" style:master-page-name="PageStyle2">
      <style:paragraph-properties fo:margin-left="0.1807in" fo:margin-right="0in" fo:margin-top="0in" fo:margin-bottom="0in" loext:contextual-spacing="false" fo:text-align="start" style:justify-single-word="false" fo:text-indent="0in" style:auto-text-indent="false" style:page-number="4"/>
    </style:style>
    <style:style style:name="P28" style:family="paragraph" style:parent-style-name="Body_20_text_20__28_2_29_" style:master-page-name="PageStyle3">
      <style:paragraph-properties fo:margin-left="0.1807in" fo:margin-right="0in" fo:margin-top="0in" fo:margin-bottom="0in" loext:contextual-spacing="false" fo:text-indent="0in" style:auto-text-indent="false" style:page-number="5"/>
    </style:style>
    <style:style style:name="P29"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0"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1" style:family="paragraph" style:parent-style-name="Body_20_text_20__28_2_29_" style:list-style-name="L4" style:master-page-name="">
      <style:paragraph-properties fo:margin-left="0.1807in" fo:margin-right="0in" fo:margin-top="0in" fo:margin-bottom="0in" loext:contextual-spacing="false" fo:text-indent="-0.1807in" style:auto-text-indent="false" style:page-number="auto">
        <style:tab-stops>
          <style:tab-stop style:position="1.0429in"/>
        </style:tab-stops>
      </style:paragraph-properties>
    </style:style>
    <style:style style:name="P32"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3"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28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0736in" fo:margin-right="2.2665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9874in" fo:margin-right="2.3618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1" text:outline-level="1"><text:bookmark-start text:name="bookmark0"/><text:span text:style-name="CharStyle4">RUTH</text:span><text:bookmark-end text:name="bookmark0"/></text:h>
      </text:section>
      <text:section text:style-name="Sect2" text:name="Section1">
        <text:p text:style-name="P2"/>
        <text:p text:style-name="P1"/>
      </text:section>
      <text:section text:style-name="Sect3" text:name="Section2">
        <text:p text:style-name="P1"><draw:frame draw:style-name="fr2" draw:name="5" text:anchor-type="paragraph" svg:x="4.0362in" svg:y="0.0016in" svg:width="2.1634in" draw:z-index="2"><draw:text-box fo:min-height="6.3047in"><text:p text:style-name="P11"><text:span text:style-name="CharStyle6">come with me? Have I any more sons in my womb to be husbands for you? Turn back, </text:span><text:span text:style-name="CharStyle7">13 </text:span><text:span text:style-name="CharStyle6">my daughters, go your way; I am too old to have a husband. Were I to say that I had hopes of marrying, if I even had a husband this night and bore sons, would you wait on </text:span><text:span text:style-name="CharStyle7">13 </text:span><text:span text:style-name="CharStyle6">till they had grown up? Would you let that debar you from marrying? No, my daughters, my plight is worse than yours, for the Eternal is against me.” Again they wept aloud; Orpah </text:span><text:span text:style-name="CharStyle8">14 </text:span><text:span text:style-name="CharStyle6">kissed her mother-in-law, but Ruth clung to her. Naomi </text:span><text:span text:style-name="CharStyle8">15 </text:span><text:span text:style-name="CharStyle6">said, “Look, your sister-in-law is going back to her people and to her gods; turn back after her.” But Ruth said, “Entreat me </text:span><text:span text:style-name="CharStyle8">16 </text:span><text:span text:style-name="CharStyle6">not to leave you and to turn back from following you; wher­ever you go, there will I go; wherever you stay, there will I stay; your people shall be my people, and your God shall be my God; wherever you die, </text:span><text:span text:style-name="CharStyle8">17 </text:span><text:span text:style-name="CharStyle6">there will I die, and beside you will I be buried. May the Eternal kill me and worse, if anything but death part you and me.” So when Naomi saw </text:span><text:span text:style-name="CharStyle8">18 </text:span><text:span text:style-name="CharStyle6">that she was determined to ac­company her, she said no more.</text:span></text:p><text:p text:style-name="P20"><text:span text:style-name="CharStyle6">The two went on till they 19 reached Bethlehem. And the whole town was stirred by their arrival. The women said, “Is this Naomi?” “Call me not 20 Naomi,” she said, “call me Mara, for the Almighty has cruelly marred me; I left this 21 place full, and the Eternal has brought me back empty-handed. Why call me Naomi, when the Eternal has turned against me, and the Almighty has afflicted </text:span><text:span text:style-name="CharStyle7">301</text:span></text:p></draw:text-box></draw:frame></text:p>
        <text:p text:style-name="Body_20_text_20__28_3_29__20__2b__20_DropCap2">I<text:span text:style-name="CharStyle10">ln the days when the heroes governed, there was a fam­ine in the land, and a man of Bethlehem in Judah went to re­side in the country of Moab, along with his wife and his two 2 sons; the man’s name was Elimelek, his wife’s name was Naomi, and his two sons were called Mahlon and Kilion, all Ephrathites belonging to Beth­lehem in Judah. They went to the country of Moab and re­mained there.</text:span></text:p>
        <text:list xml:id="list8204765849410942885" text:style-name="L1">
          <text:list-item>
            <text:p text:style-name="P22"><text:span text:style-name="CharStyle12"><text:tab/>Elimelek the husband of Naomi died, leaving her with 4 her two sons, who married women of Moab, the one called Orpah and the other Ruth. After they had stayed there for 5 about ten years both Mahlon and Kilion died, so that Naomi was bereft of her two children 6 and her husband. Then, as she heard in the country of Moab that the Eternal had remem­bered kindly to give his people food, she started home with her daughters-in-law from the coun- </text:span><text:span text:style-name="CharStyle13">7</text:span><text:span text:style-name="CharStyle12"> try of Moab. She went from the place where she was, along with her two daughters-in-law; but, as they were setting out to go back to the land of Judah, 8 Naomi said to her two daugh­ters-in-law, “You go back, each of you, to her mother’s house. May the Eternal treat you kindly, as you have treated the 9 dead and myself! May the Eternal let each of you find a settlement in the house of a husband!” Then she kissed them. But they wept loudly io and said to her, “No, we will go back with you to your peo- ii pie.” Naomi said, “Turn back, my daughters, why will you</text:span></text:p>
          </text:list-item>
        </text:list>
        <text:p text:style-name="P23"><text:span text:style-name="CharStyle12">22 me?” This was how Naomi came back, with Ruth the Moabitess her daughter-in-law, from the country of Moab; the barley harvest was beginning when they reached Bethlehem.</text:span></text:p>
        <text:p text:style-name="Body_20_text_20__28_3_29__20__2b__20_DropCap1">2<text:span text:style-name="CharStyle10"><text:tab/>Naomi had a kinsman of her husband’s, a man of large property, who belonged to the family of Elimelek; his name 2 was Boaz.<text:tab/>Now Ruth the</text:span></text:p>
        <text:p text:style-name="P19"><text:span text:style-name="CharStyle12">Moabitess said to Naomi, “Let me go to the field and glean among the grain after some man with whom I may find favour.” So she said, “Go, my </text:span><text:span text:style-name="CharStyle18">3</text:span><text:span text:style-name="CharStyle12"> daughter.” And when she went and gleaned in the field behind the reapers, it was her fortune to come upon that part of the field which belonged to Boaz, who was connected with the 4 family of Elimelek. Just then Boaz came out from Bethle­hem, and said to the reapers, “May the Eternal be with you!” They replied, “May the Eternal </text:span><text:span text:style-name="CharStyle18">5</text:span><text:span text:style-name="CharStyle12"> bless you!” Then he asked the foreman of the reapers in his service, “Whose girl is this?” </text:span><text:span text:style-name="CharStyle18">6</text:span><text:span text:style-name="CharStyle12"> The foreman replied, “It is the Moabitish girl who came back with Naomi from the country </text:span><text:span text:style-name="CharStyle18">7</text:span><text:span text:style-name="CharStyle12"> of Moab; she asked to be al­lowed to glean and gather be­hind the reapers among the sheaves, and she has been working ever since morning, without stopping for a moment.” </text:span><text:span text:style-name="CharStyle18">8</text:span><text:span text:style-name="CharStyle12"> Then Boaz said to Ruth, “Now listen, my daughter. Glean<text:tab/>in no other field,</text:span></text:p>
        <text:p text:style-name="P18"><text:span text:style-name="CharStyle12">never leave this one, but stay </text:span><text:span text:style-name="CharStyle18">9</text:span><text:span text:style-name="CharStyle12"> here close to my girls. Keep your eyes on the field they are reaping and follow them up; I have strictly forbidden the young men to molest you. Whenever you are thirsty, go to the cans and drink what the io young men have drawn.” Then she fell upon her face, bowing to the ground; she said to him, “Why have I found favour with you, that you should take notice of me? I am a foreigner.” But xi Boaz replied, “I have been well informed of all you have done for your mother-in-law since your husband died, of how you left your father and mother and your native land and came to a people who were strange to you. May the Eternal reward your 12 services! May you receive a rich recompense from the Eter­nal, the God of Israel, under whose wings you have sought shelter!” She answered, “I am </text:span><text:span text:style-name="CharStyle18">13 </text:span><text:span text:style-name="CharStyle12">finding favour with you, my lord, for you have comforted me and spoken kindly to your maid­servant, even though I do not belong to your own maid­servants.”</text:span></text:p>
        <text:p text:style-name="P16"><text:span text:style-name="CharStyle12">When the time came for the 14 meal, Boaz said to her, “Come here, eat some of our bread, and dip your slice in the vinegar.”</text:span></text:p>
        <text:p text:style-name="P9"><text:span text:style-name="CharStyle12">So she sat beside the reapers, and he handed her roasted grain; she ate till she was satis­fied, and had some left over. When she got up to glean, </text:span><text:span text:style-name="CharStyle19">15 </text:span><text:span text:style-name="CharStyle12">Boaz ordered his young men, “Let her glean even among the sheaves, and never hinder her. Pull out some stalks for her </text:span><text:span text:style-name="CharStyle19">16 </text:span><text:span text:style-name="CharStyle12">from the bundles and leave them for her to glean; do not check her.”</text:span></text:p>
        <text:p text:style-name="P15"><text:span text:style-name="CharStyle12">So she gleaned in the field till 17 evening. Then she beat out what she had gleaned (it was about a bushel of barley), and </text:span><text:span text:style-name="CharStyle19">18 </text:span><text:span text:style-name="CharStyle12">took it away with her to the town. She showed her mother- in-law what she had gleaned, and she also produced for her the food she had left over, after her hunger had been satisfied. Her mother-in-law asked her, </text:span><text:span text:style-name="CharStyle19">19</text:span></text:p>
        <text:p text:style-name="P17"><text:span text:style-name="CharStyle12">“Where did you glean to-day? Where were you working? A blessing on the man who took some notice of you!” So she explained to her mother- in-law whom she had been working with. “The name of the man with whom I worked to-day,” she said, “was Boaz.”</text:span></text:p>
        <text:list xml:id="list3440972466414246184" text:style-name="L2">
          <text:list-item>
            <text:p text:style-name="P24"><text:span text:style-name="CharStyle12"><text:tab/>And Naomi said to her, “May the Eternal bless him, the Eter­nal who has not ceased to be kind to the living and to the dead! The man is a relative of our own,” added Naomi; “he is one of our near kinsmen.”</text:span></text:p>
          </text:list-item>
          <text:list-item>
            <text:p text:style-name="P24"><text:span text:style-name="CharStyle12"><text:tab/>“Yes,” said Ruth the Moab- itess, “and he told me to keep close to his young men till they had finished his harvesting.”</text:span></text:p>
          </text:list-item>
          <text:list-item>
            <text:p text:style-name="P25"><text:span text:style-name="CharStyle12"><text:tab/>But Naomi said to Ruth her daughter-in-law, “My daugh­ter, you </text:span><text:soft-page-break/><text:span text:style-name="CharStyle12">had better accompany his girls, so that the reapers may not attack you in some</text:span></text:p>
          </text:list-item>
          <text:list-item>
            <text:p text:style-name="P25"><text:span text:style-name="CharStyle12"><text:tab/>other field.” So she kept close to the girls of Boaz as she gleaned, till the barley and the wheat were all harvested. She stayed with her mother-in-law.</text:span></text:p>
          </text:list-item>
        </text:list>
        <text:p text:style-name="P10"><text:span text:style-name="CharStyle12">Then Naomi her mother-in- law said to her, “My daugh­ter, I must see you settled in life,</text:span></text:p>
        <text:list xml:id="list3152458395880040730" text:style-name="L3">
          <text:list-item>
            <text:p text:style-name="P26"><text:span text:style-name="CharStyle12"><text:tab/>that you may fare well. Now here is our kinsman Boaz, with whose girls you have been work­ing. To-night he is winnowing barley in the threshing-floor.</text:span></text:p>
          </text:list-item>
          <text:list-item>
            <text:p text:style-name="P26"><text:span text:style-name="CharStyle12"><text:tab/>Come, wash and anoint your­self, dress yourself, and go down to the threshing-floor, but do not disclose yourself to the man before he has done eating</text:span></text:p>
          </text:list-item>
          <text:list-item>
            <text:p text:style-name="P26"><text:span text:style-name="CharStyle12"><text:tab/>and drinking. When he lies down, you must note the place; you must slip in, uncover his waist, and lie down there; and then he will tell you what is</text:span></text:p>
          </text:list-item>
          <text:list-item>
            <text:p text:style-name="P26"><text:span text:style-name="CharStyle12"><text:tab/>to be done next.” She said, “I will do whatever you say.”</text:span></text:p>
          </text:list-item>
          <text:list-item>
            <text:p text:style-name="P26"><text:span text:style-name="CharStyle12"><text:tab/>She went down to the</text:span></text:p>
          </text:list-item>
        </text:list>
        <text:p text:style-name="P8"><text:span text:style-name="CharStyle12">threshing-floor and did exactly as her mother-in-law had told her. When Boaz had eaten and </text:span><text:span text:style-name="CharStyle18">7 </text:span><text:span text:style-name="CharStyle12">drunk, and had a merry time, he went to lie down at the end of the grain-heap. Then she crept in noiselessly, uncovered his waist, and lay down there.</text:span></text:p>
        <text:p text:style-name="P8"><text:span text:style-name="CharStyle12">At midnight the man started 8 up and bent forward; there was a woman lying at his feet! “Who are you?” he asked. She </text:span><text:span text:style-name="CharStyle18">9 </text:span><text:span text:style-name="CharStyle12">replied, “I am Ruth your maid­servant; now spread your robe over your maidservant, for you are a near kinsman.” And he </text:span><text:span text:style-name="CharStyle20">IQ </text:span><text:span text:style-name="CharStyle12">said, “May the Eternal bless you, my daughter! This last kindness of yours is more than all you ever did before, for you have not run after the young men, poor or rich. Have no it fear, my daughter! I will do all you ask; the folk of my town know you are a woman of worth.</text:span></text:p>
        <text:p text:style-name="P8"><text:span text:style-name="CharStyle12">It is true I am a near kinsman, 12 but there is a nearer kinsman than myself. Wait over this 13 night, and in the morning, if he does his duty to you as a kins­man, good and well; let him do a kinsman’s duty. But if he will not do his duty to you as a kinsman, as surely as the Eter­nal fives, I will do a kinsman’s duty to you. Lie down till morning.” So she lay at his 14 feet till morning, and got up before anyone’s face could be seen—for Boaz had said, “No one must know that a woman came to the threshing-floor.”</text:span></text:p>
        <text:p text:style-name="P8"><text:span text:style-name="CharStyle12">He told her to bring her mantle 13 and hold it open. So she held it open, and he measured out six pecks of barley for her to carry.</text:span></text:p>
        <text:p text:style-name="P12"><text:span text:style-name="CharStyle12">Then she went to the town; and when she arrived, her 16 mother-in-law said, “How have you fared, my daughter?” She</text:span></text:p>
      </text:section>
      <text:section text:style-name="Sect3" text:name="Section3">
        <text:p text:style-name="P27"><text:span text:style-name="CharStyle12">told her all that Boaz had done</text:span></text:p>
        <text:list xml:id="list4618270807847009551" text:style-name="L4">
          <text:list-item>
            <text:p text:style-name="P29"><text:span text:style-name="CharStyle12"><text:tab/>about her; “and he gave me these six pecks of barley,” she said, “for he said that I must not go empty-handed to my</text:span></text:p>
          </text:list-item>
          <text:list-item>
            <text:p text:style-name="P31"><text:span text:style-name="CharStyle12"><text:s/>mother-in-law.”<text:tab/>Then said Naomi, “My daughter, wait until you see how things go, for the man will not rest till he settles the matter this very day.”</text:span></text:p>
          </text:list-item>
        </text:list>
        <text:p text:style-name="P13"><text:span text:style-name="CharStyle12">Boaz had gone up to the town Gate and sat down. And there was the near kinsman of whom Boaz had spoken, pass­ing by! So Boaz cried to him, “Ho, you! step aside and sit down here!” The man stepped</text:span></text:p>
        <text:list xml:id="list3849460293165303799" text:style-name="L5">
          <text:list-item>
            <text:p text:style-name="P32"><text:span text:style-name="CharStyle12"><text:tab/>aside and sat down. Then Boaz got ten of the sheikhs of the town and bade them sit down</text:span></text:p>
          </text:list-item>
          <text:list-item>
            <text:p text:style-name="P32"><text:span text:style-name="CharStyle12"><text:tab/>also. They sat down, and then he said to the near kinsman, “Naomi, who has come back from the country of Moab, is selling the plot of land which belonged to our kinsman Elime-</text:span></text:p>
          </text:list-item>
          <text:list-item>
            <text:p text:style-name="P33"><text:span text:style-name="CharStyle12"><text:tab/>lek, and I thought I would lay the matter before you. Buy it in presence of those who are sitting here and in presence of the sheikhs of my people. If you will take up the property, take it up; but if you will not take it up, tell me, that I may know how things stand; for there is no one to take it up except yourself, and I come after you.” The man said, “I</text:span></text:p>
          </text:list-item>
          <text:list-item>
            <text:p text:style-name="P33"><text:span text:style-name="CharStyle12"><text:tab/>will take it up.” Then Boaz said, “When you buy the field from Naomi, you are also buy­ing Ruth the Moabitess, the widow of a dead man, so as to carry on the name of the dead </text:span><text:span text:style-name="CharStyle22">along with his inheritance”</text:span></text:p>
          </text:list-item>
          <text:list-item>
            <text:p text:style-name="P33"><text:span text:style-name="CharStyle12"><text:tab/>But the near kinsman said, “I cannot take it up, for fear of injuring my own inheritance. Take over my rights yourself. I cannot take up the property.”</text:span></text:p>
          </text:list-item>
        </text:list>
        <text:p text:style-name="P14"><text:span text:style-name="CharStyle12">Now to make any transaction 7 valid, in the matter of taking up property and exchanging rights, the ancient custom in Israel was that a man drew off his shoe and handed it to the other party; this was how ex­changes were attested in Israel.</text:span></text:p>
        <text:p text:style-name="P7"><text:span text:style-name="CharStyle12">So when the near kinsman said 8 to Boaz, “Buy it for yourself,” he drew off his shoe. Then said 9 Boaz to the sheikhs and all the people, “You are witnesses to­day that I have bought from Naomi all that belonged to Elimelek and Kilion and Mah- lon. Also I have purchased io Mahlon’s wife, Ruth the Moab­itess, to be my wife, that the name of the dead may be car­ried on along with his inherit­ance, lest the name of the dead perish from among his kinsmen and from the Gate of his native place: you are witnesses of this to-day!” And all the people in </text:span><text:span text:style-name="CharStyle23">ii </text:span><text:span text:style-name="CharStyle12">the Gate and the sheikhs an­swered, “We are witnesses! May the Eternal make the woman who is coming into your house like Rachel and Leah, who together built up the house of Israel! Prosperity be yours in Ephrathah, and re­nown in Bethlehem! May your </text:span><text:span text:style-name="CharStyle18">13 </text:span><text:span text:style-name="CharStyle12">house flourish like the house of Perez, whom Tamar bore to Judah, with the offspring which the Eternal shall give you from this young woman!”</text:span></text:p>
        <text:p text:style-name="P14"><text:span text:style-name="CharStyle12">So Boaz took Ruth, and she 13 became his wife; when he went in to her, the Eternal gave her conception, and she bore a son. Then said the women to Naomi, 14 “Blessed be the Eternal! He has this day provided you with a near kinsman. May his name be renowned in Israel! He will 15 revive your life and nourish your old age, for he is bom of</text:span></text:p>
        <text:p text:style-name="P28"><text:span text:style-name="CharStyle12">your daughter-in-law, who loves you, who is better than seven</text:span></text:p>
        <text:list xml:id="list2092035821301942625" text:style-name="L6">
          <text:list-item>
            <text:p text:style-name="P30"><text:span text:style-name="CharStyle12"><text:tab/>sons to you.” Naomi took the baby and laying it in her bosom</text:span></text:p>
          </text:list-item>
          <text:list-item>
            <text:p text:style-name="P30"><text:span text:style-name="CharStyle12"><text:tab/>nursed it; and the women, her neighbours, gave it a name. “A son is born for Naomi,” they said, and they called its name Obed. He was the father of</text:span></text:p>
          </text:list-item>
        </text:list>
        <text:p text:style-name="P9"><text:span text:style-name="CharStyle12">Jesse, the father of David.</text:span></text:p>
        <text:p text:style-name="P14"><text:span text:style-name="CharStyle12">These are the descendants </text:span><text:span text:style-name="CharStyle24">of 18 </text:span><text:span text:style-name="CharStyle12">Perez: Perez was the father </text:span><text:span text:style-name="CharStyle24">of </text:span><text:span text:style-name="CharStyle12">Hezron, Hezron of Ram, Ram 19 of Amminadab, Amminadab of </text:span><text:span text:style-name="CharStyle24">20 </text:span><text:span text:style-name="CharStyle12">Nahshon, Nahshon of Salmon, Salmon of Boaz, Boaz of Obed, </text:span><text:span text:style-name="CharStyle24">21 </text:span><text:span text:style-name="CharStyle12">Obed of Jesse, and Jesse </text:span><text:span text:style-name="CharStyle24">of 22 </text:span><text:span text:style-name="CharStyle12">Davi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 New" svg:font-family="'Angsana New'"/>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66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 New" fo:font-family="'Angsana New'" fo:font-size="15pt" fo:font-style="normal" style:text-underline-style="none" fo:font-weight="bold" style:font-name-asian="Angsana New" style:font-family-asian="'Angsana New'" style:font-size-asian="15pt" style:font-style-asian="normal" style:font-weight-asian="bold" style:font-name-complex="Angsana New" style:font-family-complex="'Angsana New'" style:font-size-complex="15pt" style:font-style-complex="normal" style:font-weight-complex="bold"/>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indent="0.1945in" style:auto-text-indent="false" style:page-number="auto">
        <style:tab-stops>
          <style:tab-stop style:position="0.3272in"/>
          <style:tab-stop style:position="0.9772in"/>
        </style:tab-stops>
        <style:drop-cap style:lines="2" style:distance="0.0035in" style:style-name="DropCap2"/>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indent="0.1665in" style:auto-text-indent="false" style:page-number="auto">
        <style:drop-cap style:lines="2" style:distance="0.046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7" style:family="text" style:parent-style-name="CharStyle12">
      <style:text-properties style:font-name="Angsana New" fo:font-family="'Angsana New'" fo:font-size="13pt" style:font-name-asian="Angsana New" style:font-family-asian="'Angsana New'" style:font-size-asian="13pt" style:font-name-complex="Angsana New" style:font-family-complex="'Angsana New'" style:font-size-complex="13pt"/>
    </style:style>
    <style:style style:name="CharStyle8" style:family="text" style:parent-style-name="CharStyle12">
      <style:text-properties fo:font-size="8pt" fo:font-weight="normal" style:font-size-asian="8pt" style:font-weight-asian="normal" style:font-size-complex="8pt" style:font-weight-complex="normal"/>
    </style:style>
    <style:style style:name="CharStyle10"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1" style:family="text">
      <style:text-properties fo:color="#000000" style:text-line-through-style="none" style:text-line-through-type="none" style:text-position="21% 58%" style:font-name="Georgia" fo:font-family="Georgia" fo:font-size="17pt" fo:letter-spacing="normal" fo:font-style="normal" style:text-underline-style="none" fo:font-weight="bold" style:font-name-asian="Georgia" style:font-family-asian="Georgia" style:font-size-asian="17pt" style:font-style-asian="normal" style:font-weight-asian="bold" style:font-name-complex="Georgia" style:font-family-complex="Georgia" style:font-size-complex="17pt" style:font-style-complex="normal" style:font-weight-complex="bold" style:text-scale="100%"/>
    </style:style>
    <style:style style:name="CharStyle12"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3" style:family="text" style:parent-style-name="CharStyle12">
      <style:text-properties fo:color="#000000" style:text-position="0% 100%" style:font-name="Sylfaen" fo:font-family="Sylfaen" fo:font-size="9pt" fo:letter-spacing="normal" fo:language="en" fo:country="US" fo:font-style="italic" style:font-name-asian="Sylfaen" style:font-family-asian="Sylfaen" style:font-size-asian="9pt" style:language-asian="en" style:country-asian="US" style:font-style-asian="italic" style:font-name-complex="Sylfaen" style:font-family-complex="Sylfaen" style:font-size-complex="9pt" style:language-complex="en" style:country-complex="US" style:font-style-complex="italic" style:text-scale="100%"/>
    </style:style>
    <style:style style:name="CharStyle15" style:family="text" style:parent-style-name="DefaultFontStyle">
      <style:text-properties style:text-line-through-style="none" style:text-line-through-type="none" style:font-name="Angsana New" fo:font-family="'Angsana New'" fo:font-size="15pt" fo:font-style="normal" style:text-underline-style="none" fo:font-weight="bold" style:font-name-asian="Angsana New" style:font-family-asian="'Angsana New'" style:font-size-asian="15pt" style:font-style-asian="normal" style:font-weight-asian="bold" style:font-name-complex="Angsana New" style:font-family-complex="'Angsana New'" style:font-size-complex="15pt" style:font-style-complex="normal" style:font-weight-complex="bold"/>
    </style:style>
    <style:style style:name="CharStyle16" style:family="text" style:parent-style-name="CharStyle15">
      <style:text-properties fo:color="#000000" style:text-position="0% 100%" fo:letter-spacing="normal" fo:language="en" fo:country="US" style:language-asian="en" style:country-asian="US" style:language-complex="en" style:country-complex="US" style:text-scale="100%"/>
    </style:style>
    <style:style style:name="DropCap2" style:family="text">
      <style:text-properties fo:color="#000000" style:text-line-through-style="none" style:text-line-through-type="none" style:text-position="35% 58%" style:font-name="Sylfaen" fo:font-family="Sylfaen" fo:font-size="17pt" fo:letter-spacing="normal" fo:font-style="normal" style:text-underline-style="none" fo:font-weight="bold" style:font-name-asian="Sylfaen" style:font-family-asian="Sylfaen" style:font-size-asian="17pt" style:font-style-asian="normal" style:font-weight-asian="bold" style:font-name-complex="Sylfaen" style:font-family-complex="Sylfaen" style:font-size-complex="17pt" style:font-style-complex="normal" style:font-weight-complex="bold" style:text-scale="100%"/>
    </style:style>
    <style:style style:name="CharStyle18" style:family="text" style:parent-style-name="CharStyle12">
      <style:text-properties fo:color="#000000" style:text-position="0% 100%" style:font-name="Angsana New" fo:font-family="'Angsana New'" fo:font-size="13pt" fo:letter-spacing="normal" fo:language="en" fo:country="US" style:font-name-asian="Angsana New" style:font-family-asian="'Angsana New'" style:font-size-asian="13pt" style:language-asian="en" style:country-asian="US" style:font-name-complex="Angsana New" style:font-family-complex="'Angsana New'" style:font-size-complex="13pt" style:language-complex="en" style:country-complex="US" style:text-scale="100%"/>
    </style:style>
    <style:style style:name="CharStyle19" style:family="text" style:parent-style-name="CharStyle12">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20" style:family="text" style:parent-style-name="CharStyle12">
      <style:text-properties fo:color="#000000" style:text-position="0% 100%" fo:font-size="5pt" fo:letter-spacing="normal" fo:language="en" fo:country="US" style:font-size-asian="5pt" style:language-asian="en" style:country-asian="US" style:font-size-complex="5pt" style:language-complex="en" style:country-complex="US" style:text-scale="100%"/>
    </style:style>
    <style:style style:name="CharStyle21" style:family="text" style:parent-style-name="CharStyle12">
      <style:text-properties fo:color="#000000" style:text-position="0% 100%" fo:font-size="8.5pt" fo:letter-spacing="normal" fo:language="en" fo:country="US" fo:font-style="italic" fo:font-weight="normal" style:font-size-asian="8.5pt" style:language-asian="en" style:country-asian="US" style:font-style-asian="italic" style:font-weight-asian="normal" style:font-size-complex="8.5pt" style:language-complex="en" style:country-complex="US" style:font-style-complex="italic" style:font-weight-complex="normal" style:text-scale="100%"/>
    </style:style>
    <style:style style:name="CharStyle22" style:family="text" style:parent-style-name="CharStyle12">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23" style:family="text" style:parent-style-name="CharStyle12">
      <style:text-properties fo:font-variant="small-caps" fo:color="#000000" style:text-position="0% 100%" fo:letter-spacing="normal" fo:language="en" fo:country="US" style:language-asian="en" style:country-asian="US" style:language-complex="en" style:country-complex="US" style:text-scale="100%"/>
    </style:style>
    <style:style style:name="CharStyle24" style:family="text" style:parent-style-name="CharStyle12">
      <style:text-properties fo:color="#000000" style:text-position="0% 100%" fo:font-size="7.5pt" fo:letter-spacing="normal"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96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3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90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665in" fo:margin-left="0in" fo:margin-right="0in" fo:margin-bottom="0in"/>
      </style:header-style>
      <style:footer-style>
        <style:header-footer-properties fo:min-height="3.5098in" fo:margin-left="0in" fo:margin-right="0in" fo:margin-top="3.509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2in" fo:margin-left="0in" fo:margin-right="0in" fo:margin-bottom="0in"/>
      </style:header-style>
      <style:footer-style>
        <style:header-footer-properties fo:min-height="3.5689in" fo:margin-left="0in" fo:margin-right="0in" fo:margin-top="3.5689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3.7957in" svg:y="0.5437in" draw:z-index="0"><draw:text-box fo:min-height="0.1071in" fo:min-width="2.2965in"><text:p text:style-name="MP3"><text:span text:style-name="CharStyle16">RUTH 3<text:tab/>303</text:span></text:p></draw:text-box></draw:frame></text:p>
      </style:header>
      <style:header-left>
        <text:p text:style-name="MP1"><draw:frame draw:style-name="Mfr1" draw:name="1" text:anchor-type="paragraph" svg:x="2.0075in" svg:y="0.5437in" draw:z-index="1"><draw:text-box fo:min-height="0.1071in" fo:min-width="2.3071in"><text:p text:style-name="MP4"><text:span text:style-name="CharStyle16">S02<text:tab/>RUTH 2</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2.0228in" svg:y="0.5472in" draw:z-index="0"><draw:text-box fo:min-height="0.1035in" fo:min-width="2.3035in"><text:p text:style-name="MP5"><text:span text:style-name="CharStyle16">304<text:tab/>RUTH 4</text:span></text:p></draw:text-box></draw:frame></text:p>
      </style:header>
      <style:header-left>
        <text:p text:style-name="MP1"><draw:frame draw:style-name="Mfr1" draw:name="3" text:anchor-type="paragraph" svg:x="2.0228in" svg:y="0.5472in" draw:z-index="3"><draw:text-box fo:min-height="0.1035in" fo:min-width="2.3035in"><text:p text:style-name="MP5"><text:span text:style-name="CharStyle16">304<text:tab/>RUTH 4</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8126in" svg:y="0.5472in" draw:z-index="5"><draw:text-box fo:min-height="0.1035in" fo:min-width="2.2902in"><text:p text:style-name="MP6"><text:span text:style-name="CharStyle16">RUTH 4<text:tab/>S05</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8" meta:paragraph-count="50" meta:word-count="2441" meta:character-count="12432" meta:non-whitespace-character-count="10043"/>
    <meta:generator>LibreOffice/4.4.5.2$Windows_x86 LibreOffice_project/a22f674fd25a3b6f45bdebf25400ed2adff0ff99</meta:generator>
  </office:meta>
</office:document-meta>
</file>